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0%"/>
      <style:text-properties style:font-name="Microsoft Sans Serif" fo:language="en" fo:country="US"/>
    </style:style>
    <style:style style:name="P2" style:family="paragraph" style:parent-style-name="Standard">
      <style:paragraph-properties fo:line-height="120%"/>
      <style:text-properties style:font-name="Microsoft Sans Serif" fo:language="en" fo:country="US" fo:font-weight="bold" style:font-weight-asian="bold" style:font-weight-complex="bold"/>
    </style:style>
    <style:style style:name="P3" style:family="paragraph" style:parent-style-name="Standard">
      <style:paragraph-properties fo:line-height="120%"/>
      <style:text-properties style:font-name="Microsoft Sans Serif"/>
    </style:style>
    <style:style style:name="P4" style:family="paragraph" style:parent-style-name="Standard">
      <style:paragraph-properties fo:line-height="120%"/>
      <style:text-properties style:font-name="Microsoft Sans Serif" fo:font-weight="bold" style:font-weight-asian="bold" style:font-weight-complex="bold"/>
    </style:style>
    <style:style style:name="P5" style:family="paragraph" style:parent-style-name="Standard">
      <style:paragraph-properties fo:margin-left="0cm" fo:margin-right="0cm" fo:line-height="120%" fo:text-indent="0cm" style:auto-text-indent="false"/>
      <style:text-properties style:font-name="Microsoft Sans Serif" fo:language="en" fo:country="US"/>
    </style:style>
    <style:style style:name="P6" style:family="paragraph" style:parent-style-name="Standard">
      <style:paragraph-properties fo:margin-left="0cm" fo:margin-right="0cm" fo:line-height="120%" fo:text-indent="0cm" style:auto-text-indent="false">
        <style:tab-stops/>
      </style:paragraph-properties>
      <style:text-properties style:font-name="Microsoft Sans Serif" fo:language="en" fo:country="US" fo:font-weight="bold" style:font-weight-asian="bold" style:font-weight-complex="bold"/>
    </style:style>
    <style:style style:name="P7" style:family="paragraph" style:parent-style-name="Standard">
      <style:paragraph-properties fo:margin-left="0cm" fo:margin-right="0cm" fo:line-height="120%" fo:text-indent="-0.635cm" style:auto-text-indent="false"/>
      <style:text-properties style:font-name="Microsoft Sans Serif" fo:language="en" fo:country="US"/>
    </style:style>
    <style:style style:name="P8" style:family="paragraph" style:parent-style-name="Standard">
      <style:paragraph-properties fo:line-height="120%"/>
      <style:text-properties style:font-name="Microsoft Sans Serif" fo:language="en" fo:country="US"/>
    </style:style>
    <style:style style:name="P9" style:family="paragraph" style:parent-style-name="Standard" style:list-style-name="L1">
      <style:paragraph-properties fo:line-height="120%"/>
      <style:text-properties style:font-name="Microsoft Sans Serif" fo:language="en" fo:country="US"/>
    </style:style>
    <style:style style:name="P10" style:family="paragraph" style:parent-style-name="Standard" style:list-style-name="L2">
      <style:paragraph-properties fo:line-height="120%"/>
      <style:text-properties style:font-name="Microsoft Sans Serif" fo:language="en" fo:country="US"/>
    </style:style>
    <style:style style:name="P11" style:family="paragraph" style:parent-style-name="Standard" style:list-style-name="L3">
      <style:paragraph-properties fo:line-height="120%"/>
      <style:text-properties style:font-name="Microsoft Sans Serif" fo:language="en" fo:country="US"/>
    </style:style>
    <style:style style:name="P12" style:family="paragraph" style:parent-style-name="Standard" style:list-style-name="L4">
      <style:paragraph-properties fo:line-height="120%"/>
      <style:text-properties style:font-name="Microsoft Sans Serif" fo:language="en" fo:country="US"/>
    </style:style>
    <style:style style:name="P13" style:family="paragraph" style:parent-style-name="Standard" style:list-style-name="L5">
      <style:paragraph-properties fo:line-height="120%"/>
      <style:text-properties style:font-name="Microsoft Sans Serif" fo:language="en" fo:country="US"/>
    </style:style>
    <style:style style:name="P14" style:family="paragraph" style:parent-style-name="Standard" style:list-style-name="L6">
      <style:paragraph-properties fo:line-height="120%"/>
      <style:text-properties style:font-name="Microsoft Sans Serif" fo:language="en" fo:country="US"/>
    </style:style>
    <style:style style:name="P15" style:family="paragraph" style:parent-style-name="Standard" style:list-style-name="L7">
      <style:paragraph-properties fo:line-height="120%"/>
      <style:text-properties style:font-name="Microsoft Sans Serif" fo:language="en" fo:country="US"/>
    </style:style>
    <style:style style:name="P16" style:family="paragraph" style:parent-style-name="Standard" style:list-style-name="L8">
      <style:paragraph-properties fo:line-height="120%"/>
      <style:text-properties style:font-name="Microsoft Sans Serif" fo:language="en" fo:country="US"/>
    </style:style>
    <style:style style:name="T1" style:family="text">
      <style:text-properties fo:language="en" fo:country="none"/>
    </style:style>
    <style:style style:name="T2"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1.<text:tab/></text:span>Possible Goals for O<text:span text:style-name="T1">ptimization</text:span></text:p>
      <text:p text:style-name="P3"><text:span text:style-name="T1">During the creation of the basic project design, it became apparent that there are multiple directions of the future development. In other words, a client-server back-up software can be designed with regards to multiple factors. These are mainl</text:span><text:span text:style-name="T2">y:</text:span></text:p>
      <text:list xml:id="list43595652" text:style-name="L1">
        <text:list-item>
          <text:p text:style-name="P9">space requirements</text:p>
        </text:list-item>
        <text:list-item>
          <text:p text:style-name="P9">robustness against some kinds of hardware failures</text:p>
        </text:list-item>
        <text:list-item>
          <text:p text:style-name="P9">speed of operations</text:p>
        </text:list-item>
      </text:list>
      <text:p text:style-name="P1"/>
      <text:p text:style-name="P2">2.<text:tab/>The Selected Design Option</text:p>
      <text:p text:style-name="P5">As stated in the short annotation, the main strength of the finished work should be its extreme dependability so that the potential user would not be afraid to trust it. So, in case there are multiple possible design options, I will always prefer the one favoring robustness.</text:p>
      <text:p text:style-name="P7"/>
      <text:p text:style-name="P6">3.<text:tab/>The Specific Cases of Design Consideration</text:p>
      <text:list xml:id="list43598465" text:style-name="L2">
        <text:list-item>
          <text:p text:style-name="P10">The Size of the Data-Block</text:p>
        </text:list-item>
      </text:list>
      <text:p text:style-name="P1">Rather small leads to:</text:p>
      <text:list xml:id="list43583233" text:style-name="L3">
        <text:list-item>
          <text:list>
            <text:list-item>
              <text:p text:style-name="P11">smaller space requirements , which leads to the ability to store more data in case a constant data space is dedicated to the application. This is not the case when there is no sharing of blocks allowed.</text:p>
            </text:list-item>
            <text:list-item>
              <text:p text:style-name="P11">worse dependability, as the space requirements for the same data are lower than in the case of bigger blocks</text:p>
            </text:list-item>
            <text:list-item>
              <text:p text:style-name="P11">slower operations – if there are too many blocks of data, a problem shows up with uploading a new version of a rather big file. When comparing the hash-code of the just-read new file to the old one, all of the old hash-codes must be checked and this can take a considerable time.</text:p>
            </text:list-item>
          </text:list>
        </text:list-item>
      </text:list>
      <text:p text:style-name="P1">Conversely, rather big leads to:</text:p>
      <text:list xml:id="list43580937" text:style-name="L4">
        <text:list-item>
          <text:list>
            <text:list-item>
              <text:p text:style-name="P12">exactly the opposite</text:p>
            </text:list-item>
            <text:list-item>
              <text:p text:style-name="P12">worse chances of sharing blocks between different files</text:p>
            </text:list-item>
          </text:list>
        </text:list-item>
      </text:list>
      <text:p text:style-name="P1">I decided to utilize the latter size, because even though it leads to slightly greater space requirements, the possible overhead should not be so limiting.</text:p>
      <text:p text:style-name="P1"/>
      <text:list xml:id="list43589368" text:continue-numbering="true" text:style-name="L4">
        <text:list-item>
          <text:p text:style-name="P12">Utilization of Some Kind of Mirroring</text:p>
        </text:list-item>
      </text:list>
      <text:p text:style-name="P1">When doing some batch operations with files, most operating systems and file systems work much the similar way. Unless there is some sort of space shortage, most of the data is stored serially at one place. This practice is good for the speed of read operations, but <text:s/>inappropriate for our back-up system. For example, in case of a damaged disc sector a considerable amount of the backed-up data would be lost. Unfortunately, it is not possible to directly manage the way files are stored on hard drives. As a result, we should look for some ways to get round this problem.</text:p>
      <text:list xml:id="list43592845" text:style-name="L5">
        <text:list-item>
          <text:list>
            <text:list-item>
              <text:p text:style-name="P13">The first one is to recommend the user to utilize hardware or software RAID. This is not really a solution, we just pass a part of our responsibilities to the user. <text:s/></text:p>
            </text:list-item>
            <text:list-item>
              <text:p text:style-name="P13">Another option is to mirror the appropriate portion of the server files to the client computer. There is also a possibility of some limited off-line work with the back-<text:soft-page-break/>up system, which is a great advantage.</text:p>
            </text:list-item>
          </text:list>
        </text:list-item>
      </text:list>
      <text:p text:style-name="P1">The best solution would be to use both techniques. Mirrored image at client-side can be easily implemented. Usage of a genuine RAID method is not enforceable, but we can recommend it strongly in the documentation. </text:p>
      <text:p text:style-name="P1"/>
      <text:list xml:id="list43582108" text:style-name="L6">
        <text:list-item>
          <text:p text:style-name="P14">Sharing of Blocks Between Different Files vs. Between Different Versions of a File</text:p>
        </text:list-item>
      </text:list>
      <text:p text:style-name="P1">Once again, we encounter the omnipresent space vs. dependability problem. </text:p>
      <text:p text:style-name="P1">As stated in paragraph 2, the goal is to provide mainly a robust, trustworthy system. </text:p>
      <text:p text:style-name="P1">Heavy sharing leads to:</text:p>
      <text:list xml:id="list43599438" text:style-name="L7">
        <text:list-item>
          <text:list>
            <text:list-item>
              <text:p text:style-name="P15">considerable gain in space efficiency</text:p>
            </text:list-item>
            <text:list-item>
              <text:p text:style-name="P15">worse dependability in case of hardware failure – a damaged shared block affects multiple files</text:p>
            </text:list-item>
          </text:list>
        </text:list-item>
      </text:list>
      <text:p text:style-name="P1">No sharing leads to:</text:p>
      <text:list xml:id="list43592074" text:style-name="L8">
        <text:list-item>
          <text:list>
            <text:list-item>
              <text:p text:style-name="P16">the opposite</text:p>
            </text:list-item>
          </text:list>
        </text:list-item>
      </text:list>
      <text:p text:style-name="P1"/>
      <text:p text:style-name="P1">I use an important premise – that the potential user will store more versions of the same files, sometimes at least. Because different versions of the same file tend to be much similar, there is usually a great opportunity to save space. </text:p>
      <text:p text:style-name="P1"><text:tab/>On the other hand, it is not much probable that two files would be parsed in the same block. This would not be much of a drawback, but there is also a speed issue. If we decide to share blocks between different files, we have to repeatedly search the whole database of blocks when adding new data to the system.</text:p>
      <text:p text:style-name="P1"><text:tab/>I decided not to use any kind of sharing of blocks, but this choice is probably connected with a rapid growth of space requirements. If this was an issue, sharing blocks between versions of a file would be a decent compromis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9T19:25:04.35</meta:creation-date>
    <meta:generator>LibreOffice/3.4$Win32 LibreOffice_project/340m1$Build-502</meta:generator>
    <dc:date>2012-06-27T23:46:24.77</dc:date>
    <meta:editing-duration>PT3H17M20S</meta:editing-duration>
    <meta:editing-cycles>23</meta:editing-cycles>
    <meta:document-statistic meta:table-count="0" meta:image-count="0" meta:object-count="0" meta:page-count="2" meta:paragraph-count="33" meta:word-count="708" meta:character-count="4033" meta:non-whitespace-character-count="3365"/>
  </office:meta>
</office:document-meta>
</file>